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1011" officeooo:paragraph-rsid="000e1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pen_Space_Planner</text:p>
      <text:p text:style-name="P1"/>
      <text:p text:style-name="P1">https://github.com/ApolloAuto/apollo/blob/master/docs/specs/Open_Space_Planner.md</text:p>
      <text:p text:style-name="P1"/>
      <text:p text:style-name="P1">The Open Space Planner is one such algorithm in development targeted towards reverse parking and sharp U-turns. This algorithm was initially inspired by several papers[1][2][3].</text:p>
      <text:p text:style-name="P1"/>
      <text:p text:style-name="P1">References</text:p>
      <text:p text:style-name="P1">[1]: Dolgov, Dmitri, et al. "Path Planning for Autonomous Vehicles in Unknown Semi-Structured Environments." The International Journal of Robotics Research, vol. 29, no. 5, 2010, pp. 485-501., doi:10.1177/0278364909359210.</text:p>
      <text:p text:style-name="P1"/>
      <text:p text:style-name="P1">// [2]: Prodan, Ionela, et al. "Mixed-integer representations in control design: Mathematical foundations and applications."" Springer, 2015.</text:p>
      <text:p text:style-name="P1"/>
      <text:p text:style-name="P1">// [3]: Xiaojing Zhang, et al. "Optimization-Based Collision Avoidance" (arXiv:1711.03449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11:01:35.032341362</dc:date>
    <meta:editing-duration>PT38S</meta:editing-duration>
    <meta:editing-cycles>1</meta:editing-cycles>
    <meta:document-statistic meta:table-count="0" meta:image-count="0" meta:object-count="0" meta:page-count="1" meta:paragraph-count="7" meta:word-count="84" meta:character-count="743" meta:non-whitespace-character-count="666"/>
    <meta:generator>LibreOffice/5.1.6.2$Linux_X86_64 LibreOffice_project/10m0$Build-2</meta:generator>
  </office:meta>
</office:document-meta>
</file>